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rtfolio decomposi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up pies on T212 to DCA : ETF (80), Stock (2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a xlink:href="https://www.youtube.com/watch?v=apk4oyfX0PA">https://www.youtube.com/watch?v=apk4oyfX0PA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TFs</text:p>
          </table:table-cell>
          <table:table-cell office:value-type="string" table:style-name="ce1">
            <text:p>Weightings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HG</text:p>
          </table:table-cell>
          <table:table-cell table:style-name="ce1"/>
          <table:table-cell office:value-type="string" table:style-name="ce1">
            <text:p>Dow jones us large cap growth total stock market index</text:p>
          </table:table-cell>
          <table:table-cell office:value-type="string" table:style-name="ce1">
            <text:p>bigger area to select fro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QQ</text:p>
          </table:table-cell>
          <table:table-cell table:number-columns-repeated="2" table:style-name="ce1"/>
          <table:table-cell office:value-type="string" table:style-name="ce1">
            <text:p>Only invest in NASDAQ: no masterc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HD</text:p>
          </table:table-cell>
          <table:table-cell table:number-columns-repeated="2" table:style-name="ce1"/>
          <table:table-cell office:value-type="string" table:style-name="ce1">
            <text:p>dividends: equal weighted: more conservative than grow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d: ARK: actively manag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od: stable predictable, same methodlogy,repeatable, no options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Rhys Wells</meta:initial-creator>
    <dc:creator>Rhys Wells</dc:creator>
    <meta:creation-date>2024-07-11T06:22:44Z</meta:creation-date>
    <dc:date>2024-07-11T06:39:10Z</dc:date>
  </office:meta>
</office:document-meta>
</file>